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Footnote">
      <style:paragraph-properties fo:text-align="justify" style:justify-single-word="false"/>
    </style:style>
    <style:style style:name="P3" style:family="paragraph" style:parent-style-name="Footnote">
      <style:paragraph-properties fo:text-align="justify" style:justify-single-word="false"/>
      <style:text-properties fo:font-size="10pt" style:font-size-asian="10pt"/>
    </style:style>
    <style:style style:name="T1" style:family="text">
      <style:text-properties fo:language="en" fo:country="US"/>
    </style:style>
    <style:style style:name="T2" style:family="text">
      <style:text-properties fo:font-size="10pt" style:font-size-asian="10pt"/>
    </style:style>
    <style:style style:name="T3" style:family="text">
      <style:text-properties fo:font-size="10pt" fo:language="en" fo:country="US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поток создания 2 + <text:span text:style-name="T1">n</text:span></text:h>
      <text:p text:style-name="P2"><text:span text:style-name="T2">крис касперски ака мыщъх, </text:span><text:span text:style-name="T3">aka</text:span><text:span text:style-name="T2"> </text:span><text:span text:style-name="T3">souriz</text:span><text:span text:style-name="T2">, </text:span><text:span text:style-name="T3">aka</text:span><text:span text:style-name="T2"> </text:span><text:span text:style-name="T3">nuzumi</text:span><text:span text:style-name="T2">, </text:span><text:span text:style-name="T3">aka</text:span><text:span text:style-name="T2"> </text:span><text:span text:style-name="T3">elraton</text:span><text:span text:style-name="T2">, </text:span><text:span text:style-name="T3">no</text:span><text:span text:style-name="T2">-</text:span><text:span text:style-name="T3">email</text:span></text:p>
      <text:p text:style-name="P3">….был день и в этот день мыщъх заглянул на самое дно своего одиночества, точнее, выглянул оттуда, высунулся из колодца и на душе стало так хреново, что сразу же захотелось назад. а начиналось все так… </text:p>
      <text:p text:style-name="P2"><text:span text:style-name="T2">…ну сколько раз повторять</text:span><text:span text:style-name="T3"> </text:span><text:span text:style-name="T2">– ненавижу я засыпать на рассвете, но пока мыщъх точил статью, ночь незаметно превратилась в утро, такое слякотное утро, с темным небом и мокрым снегом, с рассветом превратившимся в дождь, отвесно падающим откуда-то сверху, сплошь затянутым серой пелены облаков. мыщъх, отложив статью по эвристикам, на минуту подошел к окну, за котором висели ярко красные грозди калины. открыл форточку, а затем и все окно целиком. пахнуло приятной свежестью, разгоняющей запах нагретой пластмассы и заставляющей мыщъха поеживаться от набегающих волн легкого осеннего ветерка. покурил слегонца, впитывая в себя вместе с дымом красоту убегающего мира, уносящегося куда-то вдаль словно желтая стрела. точнее стрелки. наручных часов. в количестве трех штук. от холода начало попускать, да и нужно было возвращаться к статье, дописать которую удалось только в десятом часу догнавшись до 31 кб вместо положенных 20. явный передоз! ладно, редакторы все равно порежут…</text:span></text:p>
      <text:p text:style-name="P3">измученный трудовыми буднями мыщъх сидел на кухне и тянул чай, а за окном ветер трепал облака, сквозь разрывы которых просвечивало ослепительно яркое солнце. дождь уже кончился и по небу пропалывали конгломераты мрачных облаков с резкими границами…. короче, когда мыщъх глотая феназепам, пытаясь заснуть, утро уже бушевало во всю. и все утро мыщъх'у снились кошмары…</text:p>
      <text:p text:style-name="P3">…проснулся после заката в кромешной тьме, материализовавшей ночной кошмар в реальную мышу (не растаманскую), приехавшую всего на один день. точнее даже не на день, а всего на 12 часов. что я ощутил? давление. дискомфорт. рассеянность. невозможность сосредоточиться. невозможность писать, невозможность вертеть хвостом. все сразу стало не так, как вчера… на душе — мрак и темный осадок… провожая ее на автобус после бессонной ночи по утру, мыщъх возвращался в свою нору, двигаясь на встречу свободе по пустынной дороге. а на горизонте… прямо на глазах разгоралась неправдоподобно огромная светящаяся рубиновая арка восходящего солнца (принятая по началу за какую-то рекламу), но нет, это было не реклама. солнечный шар вздымался ввысь, сокращаясь в размерах, разгораясь все ярке и смещаясь в оранжевый спектр. мыщх шагал навстречу этого шару, что-то перевернувшему в его душе и впервые за много лет пронзившим давно забытым чувством всеобъемлющего восторга от отрываемого тобой, лично твоего персонального маленького чуда. того, чуда. в котором ты видишь себя… ради которого стоит жить, шевелить хвостом и идти к звездам через любые тернии, овраги и бурелом. а по оврагам мыщъх проносился предостаточно. едва успел достигнуть своей норы, как тут же скормил кэнону свежую пленку и совершил большой забег, снимая на автомате все, что только попадало в объектив. игра светов и теней меняла пейзаж на глазах и времени на раздумье уже не оставалось, пришлось забыть о творчестве, полностью отдавшись во власть автоматики. вокруг норы оказалось столько интересных листьев, деревьев и других вещей, недоступных мне ранее только потому что я сидел в своей скорлупе и никуда из нее не выходил. а тем временем вокруг разворачивался целый мир…</text:p>
      <text:p text:style-name="P3">…в вечерней темноте призывно светилась линейка индикаторов одно килловатной упсы, оставленной чисто про запас, уступившей место своей двухкиловатной преемнице, при включении которой на секунду вспыхнул красный глазок и тут же привычно загудел вентилятор. пошла загрузка систем на двух компьютерах стразу (третий сегодня отдыхал за ненадобностью). начинался обычный трудовой мыщъхиный день, а точнее ночь, за которую нужно постараться написать полторы статьи, тогда завтра еще полторы и все будет просто очень-очень хорошо! а за окном — мрачная осень и последний букет дубков на столе. серое небо, холодный ветер, каким-то образом пробравшийся даже в мою нору. мрак в душе. ну это по зиме всегда так. хотя зима еще не настала, ее дыхание витает в воздухе словно призрак. творческий порыв упирается в отсутствие времени. мыщъх столько всего не сделал, что собирался сделать еще несколько лет назад. а что изменились за эти годы? ничего. даже собственная уверенность ничуть не возросла. мыщъх крутиться в колесе и нарезает круги… ну для бешенного мыщъха сто верст не круг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8pt" style:font-size-asian="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1-29T18:55:00</dc:date>
    <meta:editing-cycles>15</meta:editing-cycles>
    <meta:editing-duration>PT41M</meta:editing-duration>
    <meta:document-statistic meta:table-count="0" meta:image-count="0" meta:object-count="0" meta:page-count="1" meta:paragraph-count="7" meta:word-count="662" meta:character-count="4430" meta:non-whitespace-character-count="3771"/>
    <meta:generator>LibreOffice/5.2.3.3$Linux_X86_64 LibreOffice_project/20m0$Build-3</meta:generator>
  </office:meta>
</office:document-meta>
</file>